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083080" loext:opacity="100%" style:font-name="JetBrains Mono" fo:font-size="13pt" fo:font-style="normal" fo:font-weight="normal" style:font-size-asian="13pt" style:font-style-asian="normal" style:font-weight-asian="normal"/>
    </style:style>
    <style:style style:name="T2" style:family="text">
      <style:text-properties fo:color="#080808" loext:opacity="100%" style:font-name="JetBrains Mono" fo:font-size="13pt" fo:font-style="normal" fo:font-weight="normal" style:font-size-asian="13pt" style:font-style-asian="normal" style:font-weight-asian="normal"/>
    </style:style>
    <style:style style:name="T3" style:family="text">
      <style:text-properties fo:color="#067d17" loext:opacity="100%" style:font-name="JetBrains Mono" fo:font-size="13pt" fo:font-style="normal" fo:font-weight="normal" style:font-size-asian="13pt" style:font-style-asian="normal" style:font-weight-asian="normal"/>
    </style:style>
    <style:style style:name="T4" style:family="text">
      <style:text-properties fo:color="#067d17" loext:opacity="100%" style:font-name="JetBrains Mono" fo:font-size="13pt" fo:font-style="normal" fo:font-weight="normal" officeooo:rsid="000edf79" style:font-size-asian="13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ateway.ip</text:span><text:span text:style-name="T2">=</text:span><text:span text:style-name="T3">192.168.2.81</text:span><text:line-break/><text:span text:style-name="T1">token.expiration_time</text:span><text:span text:style-name="T2">=</text:span><text:span text:style-name="T3">8640000</text:span><text:line-break/><text:span text:style-name="T1">token.secret </text:span><text:span text:style-name="T2">= </text:span><text:span text:style-name="T3">hkjaskjdf2345llkjlk</text:span><text:span text:style-name="T4">909</text:span><text:line-break/><text:span text:style-name="T1">login.url.path</text:span><text:span text:style-name="T2">=</text:span><text:span text:style-name="T3">/users/login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0:10:16.538584264</meta:creation-date>
    <dc:date>2022-07-14T12:03:59.828353986</dc:date>
    <meta:editing-duration>PT2M14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1" meta:paragraph-count="1" meta:word-count="6" meta:character-count="119" meta:non-whitespace-character-count="114"/>
  </office:meta>
</office:document-meta>
</file>